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8.98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adcf7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63bbe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3bbee"/>
    </style:style>
    <style:style style:name="ce3" style:family="table-cell" style:parent-style-name="Default">
      <style:table-cell-properties fo:background-color="#fde9a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a6a6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fo:color="#63bbee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fo:color="#63bbee"/>
    </style:style>
    <style:style style:name="ce7" style:family="table-cell" style:parent-style-name="Default">
      <style:table-cell-properties fo:background-color="#f2cbf8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4c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5cd53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pergunta1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ergunta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ergunta3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pergunta4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pergunta5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pergunta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pergunta7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ergunta8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pergunta9</text:p>
          </table:table-cell>
          <table:covered-table-cell table:number-columns-repeated="2"/>
          <table:table-cell/>
        </table:table-row>
        <table:table-row table:style-name="ro1"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ick Sanche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formula="of:=SUM([.B4:.AB4])" office:value-type="float" office:value="9" calcext:value-type="float">
            <text:p>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Zeep Xenflor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formula="of:=SUM([.B6:.AB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vil Mor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SUM([.B7:.AB7])" office:value-type="float" office:value="10" calcext:value-type="float">
            <text:p>10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Beth Espaci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B9:.AB9])" office:value-type="float" office:value="9" calcext:value-type="float">
            <text:p>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Poopy Buttho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11:.AB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r.Meeseek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2:.AB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ny Ri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AB13])" office:value-type="float" office:value="9" calcext:value-type="float">
            <text:p>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orty Smi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5:.AB1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mme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6:.AB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7:.AB17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9:02:47.4402671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0:24:29.441687354</meta:creation-date>
    <dc:date>2020-11-27T19:38:47.412879205</dc:date>
    <meta:editing-duration>PT13M15S</meta:editing-duration>
    <meta:editing-cycles>3</meta:editing-cycles>
    <meta:generator>LibreOffice/6.1.5.2$Linux_X86_64 LibreOffice_project/10$Build-2</meta:generator>
    <meta:document-statistic meta:table-count="1" meta:cell-count="152" meta:object-count="0"/>
  </office:meta>
</office:document-meta>
</file>